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UMing CN" svg:font-family="'AR PL UMing CN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" svg:font-family="Times" style:font-family-generic="roman" style:font-pitch="variable"/>
    <style:font-face style:name="Times1" svg:font-family="Times" style:font-family-generic="system" style:font-pitch="variable"/>
  </office:font-face-decls>
  <office:automatic-styles>
    <style:style style:name="P1" style:family="paragraph" style:parent-style-name="Para_20_3" style:master-page-name="Standard">
      <style:paragraph-properties fo:text-align="center" style:justify-single-word="false" style:page-number="auto" fo:break-before="auto" fo:break-after="auto"/>
    </style:style>
    <style:style style:name="P2" style:family="paragraph" style:parent-style-name="Para_20_1">
      <style:paragraph-properties fo:text-align="center" style:justify-single-word="false"/>
    </style:style>
    <style:style style:name="P3" style:family="paragraph" style:parent-style-name="Para_20_1">
      <style:paragraph-properties fo:text-align="end" style:justify-single-word="false"/>
    </style:style>
    <style:style style:name="P4" style:family="paragraph" style:parent-style-name="Para_20_4">
      <style:paragraph-properties fo:text-align="center" style:justify-single-word="false"/>
    </style:style>
    <style:style style:name="P5" style:family="paragraph" style:parent-style-name="Standard">
      <style:text-properties officeooo:rsid="0019f2a1" officeooo:paragraph-rsid="0019f2a1"/>
    </style:style>
    <style:style style:name="P6" style:family="paragraph" style:parent-style-name="Standard">
      <style:text-properties officeooo:paragraph-rsid="0019f2a1"/>
    </style:style>
    <style:style style:name="P7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text-align="end" style:justify-single-word="false"/>
    </style:style>
    <style:style style:name="P11" style:family="paragraph" style:parent-style-name="Text_20_body">
      <style:text-properties officeooo:rsid="0019f2a1" officeooo:paragraph-rsid="0019f2a1"/>
    </style:style>
    <style:style style:name="P12" style:family="paragraph" style:parent-style-name="Text_20_body">
      <style:text-properties fo:font-size="15pt" officeooo:rsid="001b35db" officeooo:paragraph-rsid="001b35db" style:font-size-asian="15pt" style:font-size-complex="15pt"/>
    </style:style>
    <style:style style:name="P13" style:family="paragraph" style:parent-style-name="Text_20_body" style:list-style-name="L2">
      <style:text-properties fo:font-size="11.5pt" officeooo:rsid="001b35db" officeooo:paragraph-rsid="001b35db" style:font-size-asian="10.0500001907349pt" style:font-size-complex="11.5pt"/>
    </style:style>
    <style:style style:name="P14" style:family="paragraph" style:parent-style-name="Text_20_body" style:list-style-name="L2">
      <style:text-properties fo:font-size="11.5pt" officeooo:rsid="001bb0ee" officeooo:paragraph-rsid="001bb0ee" style:font-size-asian="10.0500001907349pt" style:font-size-complex="11.5pt"/>
    </style:style>
    <style:style style:name="P15" style:family="paragraph" style:parent-style-name="Text_20_body">
      <style:text-properties fo:font-size="11.5pt" officeooo:rsid="001bb0ee" officeooo:paragraph-rsid="001bb0ee" style:font-size-asian="10.0500001907349pt" style:font-size-complex="11.5pt"/>
    </style:style>
    <style:style style:name="P16" style:family="paragraph" style:parent-style-name="Text_20_body" style:list-style-name="L3">
      <style:text-properties fo:font-size="11.5pt" officeooo:rsid="001bb0ee" officeooo:paragraph-rsid="001bb0ee" style:font-size-asian="10.0500001907349pt" style:font-size-complex="11.5pt"/>
    </style:style>
    <style:style style:name="P17" style:family="paragraph" style:parent-style-name="Text_20_body">
      <style:text-properties fo:font-size="11.5pt" officeooo:rsid="001cbc04" officeooo:paragraph-rsid="001cbc04" style:font-size-asian="10.0500001907349pt" style:font-size-complex="11.5pt"/>
    </style:style>
    <style:style style:name="T1" style:family="text">
      <style:text-properties fo:language="en" fo:country="none" style:language-asian="en" style:country-asian="none" style:language-complex="en" style:country-complex="none"/>
    </style:style>
    <style:style style:name="T2" style:family="text">
      <style:text-properties officeooo:rsid="0019f2a1"/>
    </style:style>
    <style:style style:name="T3" style:family="text">
      <style:text-properties officeooo:rsid="001b35db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bb0e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_30__20_Text"><text:line-break/></text:span><text:span text:style-name="T1"> </text:span></text:p>
      <text:p text:style-name="P2"><text:bookmark-start text:name="Sankt_Pietierburghskii_ghosudars"/>Санкт-Петербургский государственный университет<text:bookmark-end text:name="Sankt_Pietierburghskii_ghosudars"/></text:p>
      <text:p text:style-name="P9"/>
      <text:p text:style-name="P2">Математико-механический факультет</text:p>
      <text:p text:style-name="P9"/>
      <text:p text:style-name="P2">направление: «Искусственный интеллект и наука о данных» </text:p>
      <text:p text:style-name="P9"/>
      <text:p text:style-name="P2"><text:s/></text:p>
      <text:p text:style-name="P2"><text:s/></text:p>
      <text:p text:style-name="P2"><text:s/></text:p>
      <text:p text:style-name="P2">Отчет о прохождении ознакомительной практики. </text:p>
      <text:p text:style-name="P9"/>
      <text:p text:style-name="P9"/>
      <text:p text:style-name="P9"/>
      <text:p text:style-name="P9">Тема: </text:p>
      <text:p text:style-name="P4">«Использование фаззнига для поиска уязвимостей в </text:p>
      <text:p text:style-name="P4">обработке входных данных веб-API»</text:p>
      <text:p text:style-name="Para_20_6"/>
      <text:p text:style-name="Para_20_6"/>
      <text:p text:style-name="Standard"/>
      <text:p text:style-name="P10">Автор работы: </text:p>
      <text:p text:style-name="P3">Родионова Ксения, группа Б-81</text:p>
      <text:p text:style-name="P10"/>
      <text:p text:style-name="P3"><text:s/></text:p>
      <text:p text:style-name="P10">Научный руководитель: </text:p>
      <text:p text:style-name="P3">Ханов Артур Рафаэльевич </text:p>
      <text:p text:style-name="Standard"/>
      <text:p text:style-name="Standard"/>
      <text:p text:style-name="Standard"/>
      <text:p text:style-name="Standard"/>
      <text:p text:style-name="Standard"/>
      <text:p text:style-name="P9">Санкт-Петербург </text:p>
      <text:p text:style-name="P9">2025г. </text:p>
      <text:p text:style-name="P9"/>
      <text:p text:style-name="Standard"/>
      <text:p text:style-name="Standard"/>
      <text:p text:style-name="Standard"/>
      <text:p text:style-name="Standard"/>
      <text:p text:style-name="Standard"/>
      <text:p text:style-name="Para_20_3"><text:s/><text:line-break/> <text:bookmark text:name="2______Vviedieniie_____V__nashi"/></text:p>
      <text:p text:style-name="Standard"/>
      <text:p text:style-name="Standard"><text:soft-page-break/></text:p>
      <text:p text:style-name="P7">Введение: </text:p>
      <text:p text:style-name="Standard"/>
      <text:p text:style-name="Para_20_2">В наши дни все чаще с помощью автоматизации вредоносных запросов к API <text:line-break/>злоумышленники крадут персональные данные, совершают мошенничества с <text:line-break/>аккаунтами, картами и т. д. </text:p>
      <text:p text:style-name="Para_20_2">Утечки и кражи данных приводят к финансовому ущербу и разрушают репутацию <text:line-break/>компании. Также из-за проблем с безопасностью API задерживаются обновления <text:line-break/>приложений. </text:p>
      <text:p text:style-name="Para_20_5">Поэтому поддержание безопасной работы API это крайне важно и актуально в 21 <text:line-break/>веке. Одной из последних тенденций в этой области становится возвращение к REST <text:line-break/>- способу построения систем, которые обмениваются данными через интернет. </text:p>
      <text:p text:style-name="Para_20_2">Одним из способов поиска уязвимостей является фаззинг - это то техника тестировани<text:span text:style-name="T3">я </text:span>программного обеспечения, часто автоматическая или </text:p>
      <text:p text:style-name="Para_20_2">полуавтоматическая, заключающаяся в передаче приложению на вход <text:line-break/>неправильных, неожиданных или случайных данных. </text:p>
      <text:p text:style-name="Para_20_2">В ходе работы я буду проводить Stateful REST API-фаззинг. Этот метод <text:line-break/>фокусируется на тестировании безопасности REST API. Stateful-фаззинг учитывает <text:line-break/>состояние сервера и предыдущие запросы. </text:p>
      <text:p text:style-name="Para_20_2"/>
      <text:p text:style-name="Standard">Перспективы развития этой работы в специализацию нашего направления: </text:p>
      <text:p text:style-name="Standard"><text:tab/>1. Защита API от внедрения сторонних LLM </text:p>
      <text:p text:style-name="Standard"><text:tab/>2. Генерация запросов для REST API </text:p>
      <text:p text:style-name="Standard"><text:tab/>3. Работа с более объемными базами данных </text:p>
      <text:p text:style-name="Standard"><text:tab/>и т.д </text:p>
      <text:p text:style-name="Para_20_2">Продуктом моего проекта будет являться веб-сервис, API, локальный сервер (база <text:line-break/>данных) , <text:span text:style-name="T2">обезопасенные от </text:span><text:bookmark-start text:name="3______Tsiel__raboty____sozdanii"/><text:span text:style-name="T2"><text:s/></text:span><text:bookmark-end text:name="3______Tsiel__raboty____sozdanii"/></text:p>
      <text:p text:style-name="Standard"><text:span text:style-name="T4">Цель работы</text:span> — создание модели тестирования веб-API на уязвимости. </text:p>
      <text:p text:style-name="Standard"/>
      <text:p text:style-name="P8">Задачи: </text:p>
      <text:p text:style-name="Standard"/>
      <text:p text:style-name="Standard"><text:tab/>1. Создание веб-сервиса (сайта, который является личным кабинетом клиента </text:p>
      <text:p text:style-name="Standard">банка). </text:p>
      <text:p text:style-name="Standard"><text:tab/>2. Создание базы данных с личными данными клиентов. </text:p>
      <text:p text:style-name="Standard"><text:tab/>3. Создание API. </text:p>
      <text:p text:style-name="Standard"><text:tab/>4. Фаззинг API. </text:p>
      <text:p text:style-name="Standard"><text:tab/>5. Отчет об уязвимостях, слабых местах. </text:p>
      <text:p text:style-name="Standard"><text:soft-page-break/></text:p>
      <text:p text:style-name="P7">Обзор предметной области:</text:p>
      <text:p text:style-name="Standard">В данном проекте предметной областью будет являться метод поиска уязвимостей – фаззинг. <text:span text:style-name="T2">Это не новый метод и применяется он уже давольно давно для тестирования приложений, веб-сервисов и др.</text:span></text:p>
      <text:p text:style-name="P6"><text:span text:style-name="T2">Фаззинг REST API это частая практика и вот </text:span>Top 10 уязвимостей <text:span text:style-name="T2">от известной организации </text:span>OWASP <text:span text:style-name="T2">(</text:span><text:span text:style-name="Strong_20_Emphasis">Open Web Application Security Project</text:span><text:span text:style-name="Strong_20_Emphasis"><text:span text:style-name="T2">) </text:span></text:span>:</text:p>
      <text:p text:style-name="P6"/>
      <text:p text:style-name="Text_20_body"><text:span text:style-name="Strong_20_Emphasis">API1:2023 — Нарушена авторизация на уровне объекта</text:span></text:p>
      <text:p text:style-name="Text_20_body">API-интерфейсы, как правило, предоставляют доступ к конечным точкам, которые обрабатывают идентификаторы объектов, что создает широкие возможности для атаки на проблемы контроля доступа на уровне объекта.</text:p>
      <text:p text:style-name="Text_20_body"><text:span text:style-name="Strong_20_Emphasis">API2:2023 — Нарушена аутентификация</text:span></text:p>
      <text:p text:style-name="Text_20_body">Механизмы аутентификации часто реализуются неправильно, что позволяет злоумышленникам скомпрометировать токены аутентификации или использовать недостатки реализации для временного или постоянного присвоения идентификационных данных других пользователей. Нарушение способности системы идентифицировать клиента/пользователя ставит под угрозу безопасность API в целом.</text:p>
      <text:p text:style-name="Text_20_body"><text:span text:style-name="Strong_20_Emphasis">API3:2023 — Нарушена авторизация на уровне свойств объекта</text:span></text:p>
      <text:p text:style-name="Text_20_body">Здесь речь идет об отсутствии или неправильной проверке авторизации на уровне свойств объекта. Это приводит к раскрытию информации или манипулированию ею неавторизованными сторонами. </text:p>
      <text:p text:style-name="Text_20_body"><text:span text:style-name="Strong_20_Emphasis">API4: 2023 — Неограниченное потребление ресурсов</text:span></text:p>
      <text:p text:style-name="Text_20_body">Для удовлетворения запросов API требуются такие ресурсы, как пропускная способность сети, центральный процессор, оперативная память и другие. Успешные атаки могут привести к отказу в обслуживании или увеличению эксплуатационных расходов. </text:p>
      <text:p text:style-name="Text_20_body"><text:span text:style-name="Strong_20_Emphasis">API5:2023 — Нарушена авторизация на функциональном уровне</text:span></text:p>
      <text:p text:style-name="Text_20_body">Сложные политики контроля доступа с различными иерархиями, группами и ролями, а также нечеткое разделение административных и обычных функций, как правило, приводят к нарушениям авторизации. Используя эти проблемы, злоумышленники могут получить доступ к ресурсам и/или административным функциям других пользователей. </text:p>
      <text:p text:style-name="Text_20_body"><text:span text:style-name="Strong_20_Emphasis">API6: 2023 — Неограниченный доступ к конфиденциальным бизнес‑потокам</text:span></text:p>
      <text:p text:style-name="Text_20_body">Уязвимые к этому риску API‑интерфейсы раскрывают бизнес‑процессы, такие как покупка билета или публикация комментария, без компенсации того, что функциональность может нанести ущерб бизнесу при чрезмерном автоматизированном использовании. </text:p>
      <text:p text:style-name="Text_20_body"><text:span text:style-name="Strong_20_Emphasis">API7:2023 — Подделка запроса на стороне сервера</text:span></text:p>
      <text:p text:style-name="Text_20_body"><text:soft-page-break/>Ошибки, связанные с подделкой запросов на стороне сервера (SSRF), могут возникать, когда API извлекает удаленный ресурс без проверки предоставленного пользователем URI. Это позволяет злоумышленнику заставить приложение отправить созданный запрос в неожиданное место назначения, даже если оно защищено брандмауэром или VPN.</text:p>
      <text:p text:style-name="Text_20_body"><text:span text:style-name="Strong_20_Emphasis">API8:2023 — Неправильная настройка системы безопасности</text:span></text:p>
      <text:p text:style-name="Text_20_body">API и поддерживающие их системы обычно содержат сложные конфигурации, предназначенные для того, чтобы сделать их более настраиваемыми. Разработчики программного обеспечения и DevOps‑инженеры могут не учитывать эти конфигурации или не следовать рекомендациям по обеспечению безопасности при настройке, что открывает возможности для различных типов атак. </text:p>
      <text:p text:style-name="Text_20_body"><text:span text:style-name="Strong_20_Emphasis">API9:2023 — Неправильное управление запасами</text:span></text:p>
      <text:p text:style-name="Text_20_body">API‑интерфейсы, как правило, предоставляют больше конечных точек, чем традиционные веб-приложения, поэтому очень важна правильная и обновленная документация. Надлежащий учет хостов и развернутых версий API также важен для устранения таких проблем, как устаревшие версии API и открытые конечные точки отладки.</text:p>
      <text:p text:style-name="Text_20_body"><text:span text:style-name="Strong_20_Emphasis">API10:2023 — Небезопасное использование API</text:span></text:p>
      <text:p text:style-name="Text_20_body">Разработчики, как правило, больше доверяют данным, полученным от сторонних API, чем вводимым пользователем, и поэтому склонны применять более слабые стандарты безопасности. Чтобы скомпрометировать API, злоумышленники используют интегрированные сторонние сервисы, вместо того чтобы пытаться скомпрометировать целевой API напрямую.</text:p>
      <text:p text:style-name="Text_20_body">Для того, чтобы выявить данные уязвимости могут использоваться различные средства. Для выявления некоторых видов пригодятся инструменты для фаззинга, об одном из которых мы поговорим далее.</text:p>
      <text:p text:style-name="P11">Для фаззинга существует множество инструментов и платформ, начиная от инновационных LLM моделей, до классических, вроде RESTler API.</text:p>
      <text:p text:style-name="P11"/>
      <text:p text:style-name="P12"><text:span text:style-name="T4">Отчет о выполнении ознакомительной практики</text:span>:</text:p>
      <text:p text:style-name="P15">Этапы работы:</text:p>
      <text:list text:style-name="L2">
        <text:list-item>
          <text:p text:style-name="P13">Перед тем, как преступить к тестированию, необходимо создать систему которую можно исследовать. Я создала сайт для входа в личный кабинет некоево банка. Код был написан на html (возможно добавлю потом еще css для красивого интерфейса). <text:span text:style-name="T5">На первой странице сайта клиент должен ввести свои паспортные данные и пароль, заданных размеров и только после этого он получает доступ ко второй странице – на ней отображается его капитал, и личные данные.</text:span></text:p>
        </text:list-item>
        <text:list-item>
          <text:p text:style-name="P13"><text:soft-page-break/>Затем необходимо создать сервер с <text:span text:style-name="T5">самими </text:span>данными, в моем случае это <text:span text:style-name="T5">database</text:span> с клиентами банка в PgAdmin4, которая состоит из 2 таблиц. Первая содержит паспортные данные клиенотов и пароли от личного кабинета, вторая - личные данные. <text:span text:style-name="T5">Доступ к ней имеет только администратор.</text:span></text:p>
        </text:list-item>
        <text:list-item>
          <text:p text:style-name="P14">Дальше я написала API, который подключает базу данных к сайту и отображает необходимую информацию.</text:p>
        </text:list-item>
        <text:list-item>
          <text:p text:style-name="P14">Дальше идет тестирование.</text:p>
        </text:list-item>
      </text:list>
      <text:p text:style-name="P15">Используемые технологии: </text:p>
      <text:list text:style-name="L3">
        <text:list-item>
          <text:p text:style-name="P16">PgAdmin4</text:p>
        </text:list-item>
        <text:list-item>
          <text:p text:style-name="P16">Python</text:p>
        </text:list-item>
        <text:list-item>
          <text:p text:style-name="P16">html</text:p>
        </text:list-item>
      </text:list>
      <text:p text:style-name="P17">Оценка текущего состояния: </text:p>
      <text:p text:style-name="P17"><text:tab/>Выполнено около 50% работы – подготовлена среда для поиска уязвимостей. План тестирования находится в процессе разработки, к практике я еще не приступала.</text:p>
      <text:p text:style-name="P17">Что остается доделать:</text:p>
      <text:p text:style-name="P17"><text:tab/>Закончить план тестирования, провести фаззинг. Доделать теоретическую часть.</text:p>
      <text:p text:style-name="P11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UMing CN" svg:font-family="'AR PL UMing CN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" svg:font-family="Times" style:font-family-generic="roman" style:font-pitch="variable"/>
    <style:font-face style:name="Times1" svg:font-family="Time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1.5pt" fo:language="en" fo:country="none" style:letter-kerning="false" style:font-name-asian="DejaVu Sans" style:font-size-asian="11pt" style:language-asian="en" style:country-asian="none" style:font-name-complex="Noto Sans" style:font-size-complex="11pt" style:language-complex="en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1.5pt" fo:language="en" fo:country="none" style:letter-kerning="false" style:font-name-asian="DejaVu Sans" style:font-size-asian="11pt" style:language-asian="en" style:country-asian="none" style:font-name-complex="Noto Sans Arabic" style:font-size-complex="11pt" style:language-complex="en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="solid" draw:fill-color="#ffffff"/>
      <style:paragraph-properties fo:margin-top="0cm" fo:margin-bottom="0cm" style:contextual-spacing="false" style:line-height-at-least="0.508cm" fo:text-align="start" style:justify-single-word="false" fo:orphans="2" fo:widows="2" fo:background-color="#ffffff" style:writing-mode="lr-tb"/>
      <style:text-properties fo:font-variant="normal" fo:text-transform="none" fo:color="#000000" loext:opacity="100%" style:text-line-through-style="none" style:text-line-through-type="none" style:text-position="0% 100%" style:font-name="Times" fo:font-family="Times" style:font-family-generic="roman" style:font-pitch="variable" fo:font-size="11.5pt" fo:letter-spacing="normal" fo:font-style="normal" fo:text-shadow="none" style:text-underline-style="none" fo:font-weight="normal" fo:background-color="transparent" style:font-name-asian="Times1" style:font-family-asian="Times" style:font-family-generic-asian="system" style:font-pitch-asian="variable" style:font-size-asian="11.5pt" style:font-style-asian="normal" style:font-weight-asian="normal" style:font-name-complex="Times1" style:font-family-complex="Times" style:font-family-generic-complex="system" style:font-pitch-complex="variable" style:font-size-complex="11.5pt" style:font-style-complex="normal" style:font-weight-complex="normal" loext:padding="0cm" loext:border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UMing CN" style:font-family-asian="'AR PL UMing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ara_20_1" style:display-name="Para 1" style:family="paragraph" style:parent-style-name="Standard" style:default-outline-level="">
      <loext:graphic-properties draw:fill="solid" draw:fill-color="#ffffff"/>
      <style:paragraph-properties style:line-height-at-least="0.508cm" fo:text-align="start" style:justify-single-word="false" fo:background-color="#ffffff"/>
      <style:text-properties fo:font-weight="bold" style:font-weight-asian="bold" style:font-weight-complex="bold"/>
    </style:style>
    <style:style style:name="Para_20_2" style:display-name="Para 2" style:family="paragraph" style:parent-style-name="Standard" style:default-outline-level="">
      <style:paragraph-properties style:line-height-at-least="0.684cm"/>
      <style:text-properties fo:font-variant="normal" fo:text-transform="none" fo:color="#000000" loext:opacity="100%" style:text-line-through-style="none" style:text-line-through-type="none" style:text-position="0% 100%" style:font-name="Times" fo:font-family="Times" style:font-family-generic="roman" style:font-pitch="variable" fo:font-size="11.5pt" fo:letter-spacing="normal" fo:font-style="normal" fo:text-shadow="none" style:text-underline-style="none" fo:font-weight="normal" fo:background-color="transparent" style:font-name-asian="Times1" style:font-family-asian="Times" style:font-family-generic-asian="system" style:font-pitch-asian="variable" style:font-size-asian="11.5pt" style:font-style-asian="normal" style:font-weight-asian="normal" style:font-name-complex="Times1" style:font-family-complex="Times" style:font-family-generic-complex="system" style:font-pitch-complex="variable" style:font-size-complex="11.5pt" style:font-style-complex="normal" style:font-weight-complex="normal" loext:padding="0cm" loext:border="none"/>
    </style:style>
    <style:style style:name="Para_20_3" style:display-name="Para 3" style:family="paragraph" style:parent-style-name="Standard" style:default-outline-level="">
      <style:paragraph-properties fo:margin-left="0.176cm" fo:margin-right="0.176cm" fo:text-indent="0cm" style:auto-text-indent="false"/>
      <style:text-properties style:font-name="Cambria" fo:font-family="Cambria" style:font-family-generic="roman" style:font-pitch="variable" fo:font-size="9pt" style:font-name-asian="Cambria1" style:font-family-asian="Cambria" style:font-family-generic-asian="system" style:font-pitch-asian="variable" style:font-size-asian="9pt" style:font-name-complex="Cambria1" style:font-family-complex="Cambria" style:font-family-generic-complex="system" style:font-pitch-complex="variable" style:font-size-complex="9pt"/>
    </style:style>
    <style:style style:name="Para_20_4" style:display-name="Para 4" style:family="paragraph" style:parent-style-name="Standard" style:default-outline-level="">
      <style:paragraph-properties style:line-height-at-least="0.72cm"/>
      <style:text-properties fo:font-size="17pt" fo:font-weight="bold" style:font-size-asian="17pt" style:font-weight-asian="bold" style:font-size-complex="17pt" style:font-weight-complex="bold"/>
    </style:style>
    <style:style style:name="Para_20_5" style:display-name="Para 5" style:family="paragraph" style:parent-style-name="Standard" style:default-outline-level="">
      <style:paragraph-properties style:line-height-at-least="0.811cm"/>
      <style:text-properties fo:font-variant="normal" fo:text-transform="none" fo:color="#000000" loext:opacity="100%" style:text-line-through-style="none" style:text-line-through-type="none" style:text-position="0% 100%" style:font-name="Times" fo:font-family="Times" style:font-family-generic="roman" style:font-pitch="variable" fo:font-size="11.5pt" fo:letter-spacing="normal" fo:font-style="normal" fo:text-shadow="none" style:text-underline-style="none" fo:font-weight="normal" fo:background-color="transparent" style:font-name-asian="Times1" style:font-family-asian="Times" style:font-family-generic-asian="system" style:font-pitch-asian="variable" style:font-size-asian="11.5pt" style:font-style-asian="normal" style:font-weight-asian="normal" style:font-name-complex="Times1" style:font-family-complex="Times" style:font-family-generic-complex="system" style:font-pitch-complex="variable" style:font-size-complex="11.5pt" style:font-style-complex="normal" style:font-weight-complex="normal" loext:padding="0cm" loext:border="none"/>
    </style:style>
    <style:style style:name="Para_20_6" style:display-name="Para 6" style:family="paragraph" style:parent-style-name="Standard" style:default-outline-level="">
      <style:paragraph-properties style:line-height-at-least="0.72cm"/>
      <style:text-properties fo:font-size="17pt" style:font-size-asian="17pt" style:font-size-complex="17pt"/>
    </style:style>
    <style:style style:name="Para_20_7" style:display-name="Para 7" style:family="paragraph" style:parent-style-name="Standard" style:default-outline-level="">
      <loext:graphic-properties draw:fill="solid" draw:fill-color="#ffffff"/>
      <style:paragraph-properties style:line-height-at-least="0.508cm" fo:text-align="start" style:justify-single-word="false" fo:background-color="#ffffff"/>
      <style:text-properties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_30__20_Text" style:display-name="0 Text" style:family="text">
      <style:text-properties fo:background-color="#ffffff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</meta:editing-cycles>
    <meta:creation-date>2025-11-17T16:53:15</meta:creation-date>
    <dc:date>2025-11-17T20:59:26.194052723</dc:date>
    <dc:title>/tmp/pdf-to-odt-copied-hash-FevWyg/Родионова_Ксения_отчет_о_прохождении_ознакомительной_практикиRRR-html.html</dc:title>
    <meta:initial-creator>Unknown</meta:initial-creator>
    <dc:language>en</dc:language>
    <meta:generator>LibreOffice/24.2.7.2$Linux_X86_64 LibreOffice_project/420$Build-2</meta:generator>
    <meta:editing-duration>PT8M49S</meta:editing-duration>
    <meta:document-statistic meta:table-count="0" meta:image-count="0" meta:object-count="0" meta:page-count="5" meta:paragraph-count="79" meta:word-count="919" meta:character-count="7259" meta:non-whitespace-character-count="6338"/>
    <meta:user-defined meta:name="AppVersion">04.0099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true</meta:user-defined>
    <meta:user-defined meta:name="ScaleCrop" meta:value-type="boolean">false</meta:user-defined>
    <meta:user-defined meta:name="ShareDoc" meta:value-type="boolean">false</meta:user-defined>
  </office:meta>
</office:document-meta>
</file>